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d9ca6" officeooo:paragraph-rsid="001d9ca6" style:font-weight-asian="bold" style:font-weight-complex="bold"/>
    </style:style>
    <style:style style:name="P2" style:family="paragraph" style:parent-style-name="Footer">
      <style:paragraph-properties fo:text-align="end" style:justify-single-word="false"/>
      <style:text-properties officeooo:rsid="001d9ca6" officeooo:paragraph-rsid="001d9ca6"/>
    </style:style>
    <style:style style:name="P3" style:family="paragraph" style:parent-style-name="Standard">
      <style:text-properties officeooo:rsid="001d9ca6" officeooo:paragraph-rsid="001d9ca6"/>
    </style:style>
    <style:style style:name="P4" style:family="paragraph" style:parent-style-name="Standard">
      <style:text-properties officeooo:rsid="001f8cc6" officeooo:paragraph-rsid="001f8cc6"/>
    </style:style>
    <style:style style:name="P5" style:family="paragraph" style:parent-style-name="Standard">
      <style:text-properties fo:font-style="normal" officeooo:rsid="001f8cc6" officeooo:paragraph-rsid="001f8cc6" style:font-style-asian="normal" style:font-style-complex="normal"/>
    </style:style>
    <style:style style:name="P6" style:family="paragraph" style:parent-style-name="Standard">
      <style:text-properties fo:font-style="normal" officeooo:rsid="001fe9c6" officeooo:paragraph-rsid="001fe9c6" style:font-style-asian="normal" style:font-style-complex="normal"/>
    </style:style>
    <style:style style:name="P7" style:family="paragraph" style:parent-style-name="Standard">
      <style:text-properties fo:font-style="italic" officeooo:rsid="001f8cc6" officeooo:paragraph-rsid="001f8cc6" style:font-style-asian="italic" style:font-style-complex="italic"/>
    </style:style>
    <style:style style:name="P8" style:family="paragraph" style:parent-style-name="Standard">
      <style:text-properties officeooo:paragraph-rsid="001f8cc6"/>
    </style:style>
    <style:style style:name="P9" style:family="paragraph" style:parent-style-name="Standard">
      <style:text-properties officeooo:rsid="001ec1c8" officeooo:paragraph-rsid="001fe9c6"/>
    </style:style>
    <style:style style:name="P10" style:family="paragraph" style:parent-style-name="Standard" style:list-style-name="L1">
      <style:text-properties officeooo:paragraph-rsid="001f8cc6"/>
    </style:style>
    <style:style style:name="P11" style:family="paragraph" style:parent-style-name="Standard" style:list-style-name="L1">
      <style:text-properties fo:font-style="normal" officeooo:rsid="001f8cc6" officeooo:paragraph-rsid="001f8cc6" style:font-style-asian="normal" style:font-style-complex="normal"/>
    </style:style>
    <style:style style:name="T1" style:family="text">
      <style:text-properties officeooo:rsid="001ec1c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f8cc6" style:font-style-asian="normal" style:font-style-complex="normal"/>
    </style:style>
    <style:style style:name="T5" style:family="text">
      <style:text-properties fo:font-style="normal" officeooo:rsid="001fe9c6" style:font-style-asian="normal" style:font-style-complex="normal"/>
    </style:style>
    <style:style style:name="T6" style:family="text">
      <style:text-properties fo:font-style="normal" officeooo:rsid="0022a66d" style:font-style-asian="normal" style:font-style-complex="normal"/>
    </style:style>
    <style:style style:name="T7" style:family="text">
      <style:text-properties fo:font-style="normal" officeooo:rsid="0023b18d" style:font-style-asian="normal" style:font-style-complex="normal"/>
    </style:style>
    <style:style style:name="T8" style:family="text">
      <style:text-properties fo:font-style="normal" officeooo:rsid="0028d46f" style:font-style-asian="normal" style:font-style-complex="normal"/>
    </style:style>
    <style:style style:name="T9" style:family="text">
      <style:text-properties officeooo:rsid="001fe9c6"/>
    </style:style>
    <style:style style:name="T10" style:family="text">
      <style:text-properties officeooo:rsid="0020da54"/>
    </style:style>
    <style:style style:name="T11" style:family="text">
      <style:text-properties officeooo:rsid="0022a66d"/>
    </style:style>
    <style:style style:name="T12" style:family="text">
      <style:text-properties officeooo:rsid="002374db"/>
    </style:style>
    <style:style style:name="T13" style:family="text">
      <style:text-properties officeooo:rsid="0028d4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rogram has two version<text:span text:style-name="T13">s</text:span>, the library and the application. The application uses the library in it’s implementation</text:p>
      <text:p text:style-name="P3"/>
      <text:p text:style-name="P3">The application is a text based program, which provides the user with a multitude of options to run their network simulations. Networks can be loaded from file and stored to file<text:span text:style-name="T1">s. The full explanation of how to use the application is in the user manual</text:span></text:p>
      <text:p text:style-name="P3"/>
      <text:p text:style-name="P4">There is two classes used in<text:span text:style-name="T9"> the library,</text:span> <text:span text:style-name="T2">Node </text:span><text:span text:style-name="T3">and </text:span><text:span text:style-name="T2">NodeHandler:</text:span></text:p>
      <text:p text:style-name="P7"/>
      <text:list xml:id="list258207723" text:style-name="L1">
        <text:list-item>
          <text:p text:style-name="P11">Node describes the individual node<text:span text:style-name="T11">s</text:span> of the network, Each node maintains a list of the nodes they are directly connected to and their current distance-vector table</text:p>
        </text:list-item>
        <text:list-item>
          <text:p text:style-name="P10"><text:span text:style-name="T4">NodeHa</text:span><text:span text:style-name="T5">n</text:span><text:span text:style-name="T4">dler c</text:span><text:span text:style-name="T6">ontrols </text:span><text:span text:style-name="T4">the network as a whole. NodeHandler tells the nodes when to </text:span><text:span text:style-name="T5">send </text:span><text:span text:style-name="T4">update</text:span><text:span text:style-name="T5">s</text:span><text:span text:style-name="T4"> and when to apply their update</text:span><text:span text:style-name="T5">s</text:span><text:span text:style-name="T4">. If a connection is changed or downed or a node is removed from the network, the handler notifies the relevant node</text:span><text:span text:style-name="T5">(s)</text:span></text:p>
        </text:list-item>
      </text:list>
      <text:p text:style-name="P5"/>
      <text:p text:style-name="P5">In order to ensure each node is updated synchronous, the updates happen in two parts. First, each node sends a copy of their distance vector table to each of its neighbour. Every node in the network does this in turn. Once all the updates have been sent and gathered, the nodes <text:span text:style-name="T10">then </text:span>begin to update their tables. <text:span text:style-name="T11">New updates will not be sent out until all of the nodes have applied their updates. The NodeHandler enforces this behaviour</text:span></text:p>
      <text:p text:style-name="P5"/>
      <text:p text:style-name="P8"><text:span text:style-name="T4">For updating the tables, each node first checks if any route in the received tables does not exist in theirs. If so, the new route is added. Following this, all the routes from all the nodes are compared, including the newly learned ones. The minimum </text:span><text:span text:style-name="T7">distance</text:span><text:span text:style-name="T4"> for all the nodes is </text:span><text:span text:style-name="T8">calculated and found from this</text:span><text:span text:style-name="T4">. This is compared with the node’s known direct connection neighbours and their </text:span><text:span text:style-name="T7">distance</text:span><text:span text:style-name="T4">. </text:span><text:span text:style-name="T8">The shortest connection is <text:s/>thenchosen. </text:span><text:span text:style-name="T4">If this matches </text:span><text:span text:style-name="T8">the node’s distance-vector table</text:span><text:span text:style-name="T4">, no changes are made and the node is considered stable. Otherwise, the distance vector table is updated to match this new route. </text:span></text:p>
      <text:p text:style-name="P5"/>
      <text:p text:style-name="P5">The node handler on each set of exchanges checks if every node is stable, i.e., their tables have remained the same. If <text:span text:style-name="T12">any node in the network is unstable,</text:span> the network is still considered unstable. <text:span text:style-name="T9">This is used to decide if another series of exchanges should be sent. However, the node handler may also be given a limit for the number of exchanges to be sent, which stops exchanges being sent, even if the network has not converged. A value for infinity has also been implemented to help with this and can be set or changed to any value</text:span></text:p>
      <text:p text:style-name="P5"/>
      <text:p text:style-name="P6">The node handler can also print nodes routing tables, either during an update request or at the end. The node handler also traces the route from one node to another, using the successive distance vector tables of each node</text:p>
      <text:p text:style-name="P6"/>
      <text:p text:style-name="P6">The NodeHandler can be configured for split horizon. With this, when requesting the nodes to update their neighbours, they will remove any values in their distance vector table, where the link is their neighbour, before sending it to a neighbour.</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d9ca6" officeooo:paragraph-rsid="001d9ca6" style:font-weight-asian="bold" style:font-weight-complex="bold"/>
    </style:style>
    <style:style style:name="MP2" style:family="paragraph" style:parent-style-name="Footer">
      <style:paragraph-properties fo:text-align="end" style:justify-single-word="false"/>
      <style:text-properties officeooo:rsid="001d9ca6" officeooo:paragraph-rsid="001d9ca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igh level overview</text:p>
      </style:header>
      <style:footer>
        <text:p text:style-name="MP2">2236693B – Conor Begley</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8:14:32.077217587</meta:creation-date>
    <dc:date>2020-03-18T13:58:29.167216113</dc:date>
    <meta:editing-duration>PT54M30S</meta:editing-duration>
    <meta:editing-cycles>6</meta:editing-cycles>
    <meta:generator>LibreOffice/6.3.4.2$Linux_X86_64 LibreOffice_project/30$Build-2</meta:generator>
    <meta:document-statistic meta:table-count="0" meta:image-count="0" meta:object-count="0" meta:page-count="1" meta:paragraph-count="12" meta:word-count="509" meta:character-count="2944" meta:non-whitespace-character-count="2446"/>
  </office:meta>
</office:document-meta>
</file>